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B9FA2C58.png"/>
  <manifest:file-entry manifest:media-type="image/jpeg" manifest:full-path="Pictures/100000000000005E0000005E7A93CF74.jpg"/>
  <manifest:file-entry manifest:media-type="image/png" manifest:full-path="Pictures/10000000000000400000004075B7CBA8.png"/>
  <manifest:file-entry manifest:media-type="image/jpeg" manifest:full-path="Pictures/100000000000002E0000008AF937D2DA.jpg"/>
  <manifest:file-entry manifest:media-type="image/png" manifest:full-path="Pictures/1000000000000040000000407BF96107.png"/>
  <manifest:file-entry manifest:media-type="image/png" manifest:full-path="Pictures/10000000000000400000004003A2E5D2.png"/>
  <manifest:file-entry manifest:media-type="image/jpeg" manifest:full-path="Pictures/100000000000008900000067ED6A5591.jpg"/>
  <manifest:file-entry manifest:media-type="image/png" manifest:full-path="Pictures/100000000000000800000008913C8356.png"/>
  <manifest:file-entry manifest:media-type="image/png" manifest:full-path="Pictures/100000000000005E0000005ECB5F19AD.png"/>
  <manifest:file-entry manifest:media-type="image/png" manifest:full-path="Pictures/10000000000000400000004069F23CCA.png"/>
  <manifest:file-entry manifest:media-type="image/png" manifest:full-path="Pictures/1000000000000040000000400A21BFAE.png"/>
  <manifest:file-entry manifest:media-type="image/png" manifest:full-path="Pictures/10000000000000400000004067C62457.png"/>
  <manifest:file-entry manifest:media-type="image/png" manifest:full-path="Pictures/1000000000000040000000408C839C58.png"/>
  <manifest:file-entry manifest:media-type="image/png" manifest:full-path="Pictures/1000000000000040000000403F9A1136.png"/>
  <manifest:file-entry manifest:media-type="image/png" manifest:full-path="Pictures/100000000000004000000040C14E7078.png"/>
  <manifest:file-entry manifest:media-type="image/jpeg" manifest:full-path="Pictures/100000000000012400000105C752EE02.jpg"/>
  <manifest:file-entry manifest:media-type="image/jpeg" manifest:full-path="Pictures/100000000000005E0000005D88BC2CB3.jpg"/>
  <manifest:file-entry manifest:media-type="image/png" manifest:full-path="Pictures/100000000000004000000040B9E058AD.png"/>
  <manifest:file-entry manifest:media-type="image/png" manifest:full-path="Pictures/100000000000005E0000005E513A4C71.png"/>
  <manifest:file-entry manifest:media-type="image/png" manifest:full-path="Pictures/100000000000004000000040032B89A8.png"/>
  <manifest:file-entry manifest:media-type="image/jpeg" manifest:full-path="Pictures/100000000000008F0000006B6446C3D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2" style:family="graphic" style:parent-style-name="standard">
      <style:graphic-properties svg:stroke-width="0.05cm" svg:stroke-color="#008000" draw:marker-start-width="0.38cm" draw:marker-end="Arrow_20_concave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ff" draw:marker-start-width="0.38cm" draw:marker-end="Arrow_20_concave" draw:marker-end-width="0.3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bottom" draw:fit-to-size="false" fo:padding-bottom="-0.47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bottom" fo:padding-bottom="-0.47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solid" draw:fill-color="#99ccff" draw:fill-gradient-name="Gradient_20_1" draw:fill-hatch-name="Black_20_0_20_Degrees" draw:fill-image-name="Empty" draw:opacity="50%" draw:textarea-horizontal-align="center" draw:textarea-vertical-align="bottom" fo:padding-bottom="-0.47cm" draw:shadow="hidden" draw:shadow-opacity="50%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bottom" fo:padding-bottom="-0.37cm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svg:stroke-width="0.05cm" svg:stroke-color="#00ff00" draw:marker-start-width="0.38cm" draw:marker-end="Arrow_20_concave" draw:marker-end-width="0.38cm" svg:stroke-opacity="100%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Ultrafine_20_Dashed" svg:stroke-width="0.05cm" svg:stroke-color="#c0c0c0" draw:marker-start="" draw:marker-start-width="0.38cm" draw:marker-end="Arrow_20_concave" draw:marker-end-width="0.38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c0c0c0" draw:marker-start-width="0.38cm" draw:marker-end="Arrow_20_concave" draw:marker-end-width="0.38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ff" draw:marker-start-width="0.38cm" draw:marker-end="Arrow_20_concave" draw:marker-end-width="0.38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-color="#e6e6e6" draw:textarea-horizontal-align="center" draw:textarea-vertical-align="middle"/>
    </style:style>
    <style:style style:name="gr13" style:family="graphic" style:parent-style-name="standard">
      <style:graphic-properties svg:stroke-width="0cm" svg:stroke-color="#000000" draw:marker-start-width="0.31cm" draw:marker-end="Arrow_20_concave" draw:marker-end-width="0.21cm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width="0.05cm" svg:stroke-color="#808080" draw:marker-start-width="0.38cm" draw:marker-end="Arrow_20_concave" draw:marker-end-width="0.38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ae00" draw:marker-start-width="0.38cm" draw:marker-end="Arrow_20_concave" draw:marker-end-width="0.38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Fine_20_Dashed" svg:stroke-width="0.05cm" svg:stroke-color="#e6e64c" draw:marker-start-width="0.38cm" draw:marker-end="Arrow_20_concave" draw:marker-end-width="0.38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cm" draw:marker-start-width="0.31cm" draw:marker-end="Arrow_20_concave" draw:marker-end-width="0.21cm" draw:textarea-horizontal-align="center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svg:stroke-width="0.05cm" draw:marker-start-width="0.38cm" draw:marker-end="Arrow_20_concave" draw:marker-end-width="0.38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804c19" draw:marker-start-width="0.38cm" draw:marker-end="Arrow_20_concave" draw:marker-end-width="0.38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solid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14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14pt"/>
    </style:style>
    <style:style style:name="P5" style:family="paragraph">
      <style:paragraph-properties fo:margin-left="0cm" fo:margin-right="0cm" fo:text-align="center" fo:text-indent="0cm"/>
      <style:text-properties fo:font-family="'Lucida Console'" style:font-style-name="obyčejné" style:font-family-generic="modern" style:font-pitch="fixed" fo:font-size="12pt" fo:font-weight="normal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font-family="'Lucida Console'" style:font-style-name="obyčejné" style:font-family-generic="modern" style:font-pitch="fixed" fo:font-size="12pt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font-family="Verdana" style:font-style-name="obyčejné" style:font-family-generic="swiss" style:font-pitch="variable" fo:font-size="12pt" style:font-size-asian="18pt" style:font-size-complex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family="Verdana" style:font-style-name="tučné" style:font-family-generic="swiss" style:font-pitch="variable" fo:font-size="26pt" fo:letter-spacing="-0.071cm" fo:font-weight="bold" style:font-size-asian="18pt" style:font-size-complex="18pt"/>
    </style:style>
    <style:style style:name="P10" style:family="paragraph">
      <style:paragraph-properties fo:margin-left="0cm" fo:margin-right="0cm" fo:text-indent="0cm"/>
      <style:text-properties fo:font-family="Verdana" style:font-style-name="obyčejné" style:font-family-generic="swiss" style:font-pitch="variable" fo:font-size="12pt" style:font-size-asian="18pt" style:font-size-complex="18pt"/>
    </style:style>
    <style:style style:name="T1" style:family="text">
      <style:text-properties fo:font-family="'Lucida Console'" style:font-family-generic="modern" style:font-pitch="fixed" fo:font-size="14pt" style:font-size-asian="18pt" style:font-size-complex="18pt"/>
    </style:style>
    <style:style style:name="T2" style:family="text">
      <style:text-properties fo:font-family="'Lucida Console'" style:font-family-generic="modern" style:font-pitch="fixed" fo:font-size="14pt"/>
    </style:style>
    <style:style style:name="T3" style:family="text">
      <style:text-properties fo:font-family="'Lucida Console'" style:font-style-name="obyčejné" style:font-family-generic="modern" style:font-pitch="fixed" fo:font-size="12pt" fo:font-weight="normal" style:font-size-asian="18pt" style:font-size-complex="18pt"/>
    </style:style>
    <style:style style:name="T4" style:family="text">
      <style:text-properties fo:font-family="'Lucida Console'" style:font-style-name="obyčejné" style:font-family-generic="modern" style:font-pitch="fixed" fo:font-size="12pt" style:font-size-asian="18pt" style:font-size-complex="18pt"/>
    </style:style>
    <style:style style:name="T5" style:family="text">
      <style:text-properties fo:font-family="'Lucida Console'" style:font-family-generic="swiss" style:font-pitch="variable" fo:font-size="12pt"/>
    </style:style>
    <style:style style:name="T6" style:family="text">
      <style:text-properties fo:font-family="Verdana" style:font-style-name="obyčejné" style:font-family-generic="swiss" style:font-pitch="variable" fo:font-size="12pt" style:font-size-asian="18pt" style:font-size-complex="18pt"/>
    </style:style>
    <style:style style:name="T7" style:family="text">
      <style:text-properties fo:font-family="Verdana" style:font-style-name="tučné" style:font-family-generic="swiss" style:font-pitch="variable" fo:font-size="26pt" fo:letter-spacing="-0.071cm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connector draw:style-name="gr1" draw:text-style-name="P1" draw:layer="layout" draw:type="curve" svg:x1="10.72cm" svg:y1="17.25cm" svg:x2="10.72cm" svg:y2="18.5cm" draw:start-shape="id1" draw:start-glue-point="2" draw:end-shape="id2" draw:end-glue-point="0">
          <text:p text:style-name="P8"/>
        </draw:connector>
        <draw:connector draw:style-name="gr2" draw:text-style-name="P1" draw:layer="layout" draw:type="curve" svg:x1="19.5cm" svg:y1="5.284cm" svg:x2="19.5cm" svg:y2="9.386cm" draw:start-shape="id3" draw:start-glue-point="2" draw:end-shape="id4" draw:end-glue-point="0">
          <text:p text:style-name="P8"/>
        </draw:connector>
        <draw:connector draw:style-name="gr3" draw:text-style-name="P1" draw:layer="layout" draw:type="curve" svg:x1="9.784cm" svg:y1="4.699cm" svg:x2="13.9cm" svg:y2="9.386cm" draw:start-shape="id5" draw:start-glue-point="1" draw:end-shape="id6" draw:end-glue-point="0">
          <text:p text:style-name="P8"/>
        </draw:connector>
        <draw:frame draw:style-name="gr4" draw:text-style-name="P3" draw:id="id1" draw:layer="layout" svg:width="2cm" svg:height="2cm" svg:x="9.72cm" svg:y="15.25cm">
          <draw:image xlink:href="Pictures/100000000000004000000040032B89A8.png" xlink:type="simple" xlink:show="embed" xlink:actuate="onLoad">
            <text:p text:style-name="P2"><text:span text:style-name="T1">Továrna</text:span></text:p>
          </draw:image>
          <draw:glue-point draw:id="4" svg:x="-2.11cm" svg:y="-5cm"/>
          <draw:glue-point draw:id="5" svg:x="2.165cm" svg:y="-5cm"/>
        </draw:frame>
        <draw:frame draw:style-name="gr5" draw:text-style-name="P3" draw:id="id6" draw:layer="layout" svg:width="2cm" svg:height="2cm" svg:x="12.9cm" svg:y="9.386cm">
          <draw:image xlink:href="Pictures/100000000000004000000040C14E7078.png" xlink:type="simple" xlink:show="embed" xlink:actuate="onLoad">
            <text:p text:style-name="P2"><text:span text:style-name="T1">Lihovar</text:span></text:p>
          </draw:image>
        </draw:frame>
        <draw:frame draw:style-name="gr5" draw:text-style-name="P4" draw:id="id4" draw:layer="layout" svg:width="2cm" svg:height="2cm" svg:x="18.5cm" svg:y="9.386cm">
          <draw:image xlink:href="Pictures/100000000000004000000040B9FA2C58.png" xlink:type="simple" xlink:show="embed" xlink:actuate="onLoad">
            <text:p text:style-name="P2"><text:span text:style-name="T2">Cukrovar</text:span></text:p>
          </draw:image>
          <draw:glue-point draw:id="4" svg:x="-3.75cm" svg:y="-5cm"/>
        </draw:frame>
        <draw:frame draw:style-name="gr5" draw:text-style-name="P4" draw:id="id9" draw:layer="layout" svg:width="2cm" svg:height="2cm" svg:x="1.5cm" svg:y="9.386cm">
          <draw:image xlink:href="Pictures/10000000000000400000004075B7CBA8.png" xlink:type="simple" xlink:show="embed" xlink:actuate="onLoad">
            <text:p text:style-name="P2"><text:span text:style-name="T2">Babka kořenářka</text:span></text:p>
          </draw:image>
        </draw:frame>
        <draw:connector draw:style-name="gr1" draw:text-style-name="P1" draw:layer="layout" draw:type="curve" svg:x1="18.135cm" svg:y1="4.626cm" svg:x2="18.843cm" svg:y2="4.626cm" draw:start-shape="id7" draw:start-glue-point="1" draw:end-shape="id3" draw:end-glue-point="3">
          <text:p text:style-name="P8"/>
        </draw:connector>
        <draw:frame draw:style-name="gr5" draw:text-style-name="P4" draw:id="id7" draw:layer="layout" svg:width="2cm" svg:height="2cm" svg:x="16.135cm" svg:y="3.626cm">
          <draw:image xlink:href="Pictures/10000000000000400000004069F23CCA.png" xlink:type="simple" xlink:show="embed" xlink:actuate="onLoad">
            <text:p text:style-name="P2"><text:span text:style-name="T2">Farma</text:span></text:p>
          </draw:image>
        </draw:frame>
        <draw:frame draw:style-name="gr5" draw:text-style-name="P4" draw:id="id8" draw:layer="layout" svg:width="2cm" svg:height="2cm" svg:x="5.8cm" svg:y="3.7cm">
          <draw:image xlink:href="Pictures/10000000000000400000004003A2E5D2.png" xlink:type="simple" xlink:show="embed" xlink:actuate="onLoad">
            <text:p text:style-name="P2"><text:span text:style-name="T2">Studna</text:span></text:p>
          </draw:image>
        </draw:frame>
        <draw:frame draw:style-name="gr5" draw:text-style-name="P4" draw:layer="layout" svg:width="2cm" svg:height="2cm" svg:x="18cm" svg:y="17cm">
          <draw:image xlink:href="Pictures/100000000000004000000040B9E058AD.png" xlink:type="simple" xlink:show="embed" xlink:actuate="onLoad">
            <text:p text:style-name="P2"><text:span text:style-name="T2">Sklad</text:span></text:p>
          </draw:image>
        </draw:frame>
        <draw:frame draw:style-name="gr5" draw:text-style-name="P4" draw:id="id14" draw:layer="layout" svg:width="2cm" svg:height="2cm" svg:x="17.8cm" svg:y="23.55cm">
          <draw:image xlink:href="Pictures/1000000000000040000000400A21BFAE.png" xlink:type="simple" xlink:show="embed" xlink:actuate="onLoad">
            <text:p text:style-name="P2"><text:span text:style-name="T2">Pomník</text:span></text:p>
          </draw:image>
        </draw:frame>
        <draw:frame draw:style-name="gr5" draw:text-style-name="P4" draw:id="id15" draw:layer="layout" svg:width="2cm" svg:height="2cm" svg:x="1cm" svg:y="20.2cm">
          <draw:image xlink:href="Pictures/10000000000000400000004067C62457.png" xlink:type="simple" xlink:show="embed" xlink:actuate="onLoad">
            <text:p text:style-name="P2"><text:span text:style-name="T2">Kamenný důl</text:span></text:p>
          </draw:image>
        </draw:frame>
        <draw:frame draw:style-name="gr5" draw:text-style-name="P4" draw:id="id17" draw:layer="layout" svg:width="2cm" svg:height="2cm" svg:x="1cm" svg:y="26.3cm">
          <draw:image xlink:href="Pictures/1000000000000040000000407BF96107.png" xlink:type="simple" xlink:show="embed" xlink:actuate="onLoad">
            <text:p text:style-name="P2"><text:span text:style-name="T2">Uhelný důl</text:span></text:p>
          </draw:image>
        </draw:frame>
        <draw:frame draw:style-name="gr5" draw:text-style-name="P4" draw:id="id13" draw:layer="layout" svg:width="2cm" svg:height="2cm" svg:x="11.5cm" svg:y="23.55cm">
          <draw:image xlink:href="Pictures/1000000000000040000000408C839C58.png" xlink:type="simple" xlink:show="embed" xlink:actuate="onLoad">
            <text:p text:style-name="P2"><text:span text:style-name="T2">Obchod</text:span></text:p>
          </draw:image>
        </draw:frame>
        <draw:frame draw:style-name="gr5" draw:text-style-name="P4" draw:id="id19" draw:layer="layout" svg:width="2cm" svg:height="2cm" svg:x="1cm" svg:y="23.2cm">
          <draw:image xlink:href="Pictures/1000000000000040000000403F9A1136.png" xlink:type="simple" xlink:show="embed" xlink:actuate="onLoad">
            <text:p text:style-name="P2"><text:span text:style-name="T2">Dřevorubec</text:span></text:p>
          </draw:image>
        </draw:frame>
        <draw:connector draw:style-name="gr1" draw:text-style-name="P1" draw:layer="layout" draw:type="curve" svg:x1="7.8cm" svg:y1="4.7cm" svg:x2="8.6cm" svg:y2="4.699cm" draw:start-shape="id8" draw:start-glue-point="1" draw:end-shape="id5" draw:end-glue-point="3">
          <text:p text:style-name="P8"/>
        </draw:connector>
        <draw:frame draw:style-name="gr6" draw:text-style-name="P5" draw:id="id3" draw:layer="layout" svg:width="1.315cm" svg:height="1.315cm" svg:x="18.843cm" svg:y="3.969cm">
          <draw:image xlink:href="Pictures/100000000000005E0000005E7A93CF74.jpg" xlink:type="simple" xlink:show="embed" xlink:actuate="onLoad">
            <text:p text:style-name="P2"><text:span text:style-name="T3">Třtina</text:span></text:p>
          </draw:image>
        </draw:frame>
        <draw:frame draw:style-name="gr5" draw:text-style-name="P6" draw:id="id5" draw:layer="layout" svg:width="1.184cm" svg:height="1.401cm" svg:x="8.6cm" svg:y="3.999cm">
          <draw:image xlink:href="Pictures/100000000000005E0000005E513A4C71.png" xlink:type="simple" xlink:show="embed" xlink:actuate="onLoad">
            <text:p text:style-name="P2"><text:span text:style-name="T4">Voda</text:span></text:p>
          </draw:image>
        </draw:frame>
        <draw:frame draw:style-name="gr5" draw:text-style-name="P6" draw:id="id10" draw:layer="layout" svg:width="1.315cm" svg:height="1.5cm" svg:x="4.985cm" svg:y="9.636cm">
          <draw:image xlink:href="Pictures/100000000000005E0000005ECB5F19AD.png" xlink:type="simple" xlink:show="embed" xlink:actuate="onLoad">
            <text:p text:style-name="P2"><text:span text:style-name="T4">Koření</text:span></text:p>
          </draw:image>
        </draw:frame>
        <draw:frame draw:style-name="gr7" draw:text-style-name="P6" draw:id="id11" draw:layer="layout" svg:width="1.315cm" svg:height="1.5cm" svg:x="16.6cm" svg:y="9.636cm">
          <draw:image xlink:href="Pictures/100000000000005E0000005D88BC2CB3.jpg" xlink:type="simple" xlink:show="embed" xlink:actuate="onLoad">
            <text:p text:style-name="P2"><text:span text:style-name="T4">Cukr</text:span></text:p>
          </draw:image>
        </draw:frame>
        <draw:connector draw:style-name="gr1" draw:text-style-name="P1" draw:layer="layout" draw:type="curve" svg:x1="3.5cm" svg:y1="10.386cm" svg:x2="4.985cm" svg:y2="10.386cm" draw:start-shape="id9" draw:start-glue-point="1" draw:end-shape="id10" draw:end-glue-point="3">
          <text:p text:style-name="P8"/>
        </draw:connector>
        <draw:connector draw:style-name="gr8" draw:text-style-name="P1" draw:layer="layout" draw:type="curve" svg:x1="6.3cm" svg:y1="10.386cm" svg:x2="10.298cm" svg:y2="15.25cm" draw:start-shape="id10" draw:start-glue-point="1" draw:end-shape="id1" draw:end-glue-point="4">
          <text:p text:style-name="P8"/>
        </draw:connector>
        <draw:connector draw:style-name="gr1" draw:text-style-name="P1" draw:layer="layout" draw:type="curve" svg:x1="18.5cm" svg:y1="10.386cm" svg:x2="17.915cm" svg:y2="10.386cm" draw:start-shape="id4" draw:start-glue-point="3" draw:end-shape="id11" draw:end-glue-point="1">
          <text:p text:style-name="P8"/>
        </draw:connector>
        <draw:connector draw:style-name="gr9" draw:text-style-name="P1" draw:layer="layout" draw:type="curve" svg:x1="16.6cm" svg:y1="10.386cm" svg:x2="14.9cm" svg:y2="10.386cm" draw:start-shape="id11" draw:start-glue-point="3" draw:end-shape="id6" draw:end-glue-point="1">
          <text:p text:style-name="P8"/>
        </draw:connector>
        <draw:connector draw:style-name="gr10" draw:text-style-name="P1" draw:layer="layout" draw:type="curve" svg:x1="17.257cm" svg:y1="11.136cm" svg:x2="11.72cm" svg:y2="16.25cm" draw:start-shape="id11" draw:start-glue-point="2" draw:end-shape="id1" draw:end-glue-point="1">
          <text:p text:style-name="P8"/>
        </draw:connector>
        <draw:connector draw:style-name="gr11" draw:text-style-name="P1" draw:layer="layout" draw:type="curve" svg:x1="9.192cm" svg:y1="5.4cm" svg:x2="10.72cm" svg:y2="15.25cm" draw:start-shape="id5" draw:start-glue-point="2" draw:end-shape="id1" draw:end-glue-point="0">
          <text:p text:style-name="P8"/>
        </draw:connector>
        <draw:rect draw:style-name="gr12" draw:text-style-name="P1" draw:id="id12" draw:layer="layout" svg:width="1.5cm" svg:height="1.5cm" svg:x="10.425cm" svg:y="9.636cm">
          <text:p text:style-name="P2"><text:span text:style-name="T5">Líh</text:span></text:p>
        </draw:rect>
        <draw:connector draw:style-name="gr13" draw:text-style-name="P1" draw:layer="layout" draw:type="curve" svg:x1="12.9cm" svg:y1="10.386cm" svg:x2="11.925cm" svg:y2="10.386cm" draw:start-shape="id6" draw:start-glue-point="3" draw:end-shape="id12" draw:end-glue-point="1">
          <text:p text:style-name="P8"/>
        </draw:connector>
        <draw:connector draw:style-name="gr14" draw:text-style-name="P1" draw:layer="layout" draw:type="curve" svg:x1="11.175cm" svg:y1="11.136cm" svg:x2="11.153cm" svg:y2="15.25cm" draw:start-shape="id12" draw:start-glue-point="2" draw:end-shape="id1" draw:end-glue-point="5">
          <text:p text:style-name="P8"/>
        </draw:connector>
        <draw:connector draw:style-name="gr15" draw:text-style-name="P1" draw:layer="layout" draw:type="curve" svg:x1="10.72cm" svg:y1="20.075cm" svg:x2="12.5cm" svg:y2="23.55cm" draw:start-shape="id2" draw:start-glue-point="2" draw:end-shape="id13" draw:end-glue-point="0">
          <text:p text:style-name="P8"/>
        </draw:connector>
        <draw:connector draw:style-name="gr16" draw:text-style-name="P7" draw:layer="layout" draw:type="curve" svg:x1="13.5cm" svg:y1="24.55cm" svg:x2="17.8cm" svg:y2="24.55cm" draw:start-shape="id13" draw:start-glue-point="1" draw:end-shape="id14" draw:end-glue-point="3">
          <text:p text:style-name="P2"><text:span text:style-name="T6">Peníze</text:span></text:p>
        </draw:connector>
        <draw:frame draw:style-name="gr5" draw:text-style-name="P7" draw:id="id2" draw:layer="layout" svg:width="0.714cm" svg:height="1.575cm" svg:x="10.363cm" svg:y="18.5cm">
          <draw:image xlink:href="Pictures/100000000000002E0000008AF937D2DA.jpg" xlink:type="simple" xlink:show="embed" xlink:actuate="onLoad">
            <text:p text:style-name="P2"><text:span text:style-name="T6">Becherovka</text:span></text:p>
          </draw:image>
        </draw:frame>
        <draw:connector draw:style-name="gr13" draw:text-style-name="P1" draw:layer="layout" svg:x1="3cm" svg:y1="21.2cm" svg:x2="3.92cm" svg:y2="21.2cm" draw:start-shape="id15" draw:start-glue-point="1" draw:end-shape="id16" draw:end-glue-point="3">
          <text:p text:style-name="P8"/>
        </draw:connector>
        <draw:connector draw:style-name="gr17" draw:text-style-name="P1" draw:layer="layout" svg:x1="3cm" svg:y1="27.3cm" svg:x2="3.775cm" svg:y2="27.3cm" draw:start-shape="id17" draw:start-glue-point="1" draw:end-shape="id18" draw:end-glue-point="3">
          <text:p text:style-name="P8"/>
        </draw:connector>
        <draw:connector draw:style-name="gr13" draw:text-style-name="P1" draw:layer="layout" svg:x1="3cm" svg:y1="24.2cm" svg:x2="3.82cm" svg:y2="24.215cm" draw:start-shape="id19" draw:start-glue-point="1" draw:end-shape="id20" draw:end-glue-point="3">
          <text:p text:style-name="P8"/>
        </draw:connector>
        <draw:frame draw:style-name="gr5" draw:text-style-name="P7" draw:id="id16" draw:layer="layout" svg:width="1.624cm" svg:height="1.5cm" svg:x="3.92cm" svg:y="20.45cm">
          <draw:image xlink:href="Pictures/100000000000008900000067ED6A5591.jpg" xlink:type="simple" xlink:show="embed" xlink:actuate="onLoad">
            <text:p text:style-name="P2"><text:span text:style-name="T6">Kamení</text:span></text:p>
          </draw:image>
        </draw:frame>
        <draw:frame draw:style-name="gr5" draw:text-style-name="P7" draw:id="id18" draw:layer="layout" svg:width="1.725cm" svg:height="1.405cm" svg:x="3.775cm" svg:y="26.598cm">
          <draw:image xlink:href="Pictures/100000000000012400000105C752EE02.jpg" xlink:type="simple" xlink:show="embed" xlink:actuate="onLoad">
            <text:p text:style-name="P2"><text:span text:style-name="T6">Uhlí</text:span></text:p>
          </draw:image>
        </draw:frame>
        <draw:frame draw:style-name="gr5" draw:text-style-name="P7" draw:id="id20" draw:layer="layout" svg:width="1.783cm" svg:height="1.83cm" svg:x="3.82cm" svg:y="23.3cm">
          <draw:image xlink:href="Pictures/100000000000008F0000006B6446C3D3.jpg" xlink:type="simple" xlink:show="embed" xlink:actuate="onLoad">
            <text:p text:style-name="P2"><text:span text:style-name="T6">Dřevo</text:span></text:p>
          </draw:image>
        </draw:frame>
        <draw:connector draw:style-name="gr14" draw:text-style-name="P1" draw:layer="layout" svg:x1="16.68cm" svg:y1="18.3cm" svg:x2="18cm" svg:y2="18.3cm">
          <text:p text:style-name="P8"/>
        </draw:connector>
        <draw:connector draw:style-name="gr18" draw:text-style-name="P1" draw:layer="layout" svg:x1="16.725cm" svg:y1="17.8cm" svg:x2="18cm" svg:y2="17.797cm">
          <text:p text:style-name="P8"/>
        </draw:connector>
        <draw:connector draw:style-name="gr19" draw:text-style-name="P1" draw:layer="layout" svg:x1="16.693cm" svg:y1="18.791cm" svg:x2="18cm" svg:y2="18.8cm">
          <text:p text:style-name="P8"/>
        </draw:connector>
        <draw:connector draw:style-name="gr8" draw:text-style-name="P1" draw:layer="layout" draw:type="curve" svg:x1="16.65cm" svg:y1="17.3cm" svg:x2="18cm" svg:y2="17.3cm">
          <text:p text:style-name="P8"/>
        </draw:connector>
        <draw:connector draw:style-name="gr10" draw:text-style-name="P1" draw:layer="layout" draw:line-skew="0.162cm" svg:x1="18.2cm" svg:y1="15.676cm" svg:x2="18.179cm" svg:y2="17cm">
          <text:p text:style-name="P8"/>
        </draw:connector>
        <draw:connector draw:style-name="gr2" draw:text-style-name="P1" draw:layer="layout" draw:type="curve" svg:x1="18.795cm" svg:y1="15.616cm" svg:x2="18.793cm" svg:y2="17.035cm">
          <text:p text:style-name="P8"/>
        </draw:connector>
        <draw:connector draw:style-name="gr18" draw:text-style-name="P1" draw:layer="layout" svg:x1="5.5cm" svg:y1="27.3cm" svg:x2="6.6cm" svg:y2="27.3cm" draw:start-shape="id18" draw:start-glue-point="1" draw:end-shape="id21" draw:end-glue-point="3">
          <text:p text:style-name="P8"/>
        </draw:connector>
        <draw:frame draw:style-name="gr20" draw:text-style-name="P9" draw:layer="layout" svg:width="17.167cm" svg:height="1.365cm" svg:x="0.745cm" svg:y="0.5cm">
          <draw:text-box>
            <text:p text:style-name="P8"><text:span text:style-name="T7">BecherGame game logic – stock flow</text:span></text:p>
          </draw:text-box>
        </draw:frame>
        <draw:frame draw:style-name="gr21" draw:text-style-name="P10" draw:id="id22" draw:layer="layout" svg:width="2.5cm" svg:height="1cm" svg:x="6.6cm" svg:y="22.4cm">
          <draw:text-box>
            <text:p text:style-name="P10">stavění</text:p>
          </draw:text-box>
        </draw:frame>
        <draw:connector draw:style-name="gr14" draw:text-style-name="P1" draw:layer="layout" draw:type="curve" svg:x1="5.544cm" svg:y1="21.2cm" svg:x2="7.85cm" svg:y2="22.4cm" draw:start-shape="id16" draw:start-glue-point="1" draw:end-shape="id22" draw:end-glue-point="0">
          <text:p text:style-name="P8"/>
        </draw:connector>
        <draw:connector draw:style-name="gr19" draw:text-style-name="P1" draw:layer="layout" draw:type="curve" svg:x1="5.603cm" svg:y1="24.215cm" svg:x2="7.85cm" svg:y2="23.4cm" draw:start-shape="id20" draw:start-glue-point="1" draw:end-shape="id22" draw:end-glue-point="2">
          <text:p text:style-name="P8"/>
        </draw:connector>
        <draw:frame draw:style-name="gr21" draw:text-style-name="P10" draw:id="id21" draw:layer="layout" svg:width="2.4cm" svg:height="1cm" svg:x="6.6cm" svg:y="26.8cm">
          <draw:text-box>
            <text:p text:style-name="P10">továrn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1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9-13T21:40:58</meta:creation-date>
    <dc:date>2007-09-22T18:59:39</dc:date>
    <dc:language>cs-CZ</dc:language>
    <meta:editing-cycles>44</meta:editing-cycles>
    <meta:editing-duration>PT3H49M46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